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T1" style:family="text">
      <style:text-properties fo:font-variant="normal" fo:text-transform="none" fo:color="#595959" style:text-line-through-style="none" style:text-line-through-type="none" style:font-name="Helvetica Neue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595959" style:text-line-through-style="none" style:text-line-through-type="none" style:font-name="Helvetica Neue" fo:font-size="12pt" fo:font-style="normal" style:text-underline-style="none" fo:font-weight="bold" officeooo:rsid="000d935e" style:text-blinking="false" fo:background-color="transparent" loext:char-shading-value="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font-name="Helvetica Neue" fo:font-size="13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Helvetica Neue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ada38d0e-7fff-a9fc-0621-dc33213e7400"/>Web Services Manager | EduGuide</text:h>
      <text:h text:style-name="Heading_20_3" text:outline-level="3">November 2007 – October 2019</text:h>
      <text:p text:style-name="Text_20_body">Lead QA Technician. Checked new code and functionality before deployment. Tested the website for potential user experience issues.</text:p>
      <text:p text:style-name="Text_20_body">User Support. Implemented Freshdesk user support and project management system for organization. Assisted staff with user requests and questions. Escalated bigger issues to development team.</text:p>
      <text:p text:style-name="Text_20_body">Bug Tracking. Replicated reported bugs and assigned them to development team for resolution. Managed development backlog and roadmap.</text:p>
      <text:p text:style-name="Text_20_body">Content management and editorial. Developed management system for curriculum content. Entered curriculum content on the site. Assisted with the review of content prior to release.</text:p>
      <text:p text:style-name="Text_20_body">Media technology and event support. Supported the production of webinars and online meetings. Produced a series of video tutorials.</text:p>
      <text:p text:style-name="Text_20_body">Supported online advertising and stats collection. Used stats from Google Analytics to learn about visitor behavior and trends. Managed Google Adwords accou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21:38:20.845000000</meta:creation-date>
    <meta:generator>LibreOffice/6.3.3.2$Windows_X86_64 LibreOffice_project/a64200df03143b798afd1ec74a12ab50359878ed</meta:generator>
    <dc:date>2019-11-04T22:05:07.611000000</dc:date>
    <meta:editing-duration>PT2M2S</meta:editing-duration>
    <meta:editing-cycles>5</meta:editing-cycles>
    <meta:document-statistic meta:table-count="0" meta:image-count="0" meta:object-count="0" meta:page-count="1" meta:paragraph-count="8" meta:word-count="136" meta:character-count="981" meta:non-whitespace-character-count="852"/>
  </office:meta>
</office:document-meta>
</file>